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o1" style:family="table-column">
      <style:table-column-properties fo:break-before="auto" style:column-width="0in"/>
    </style:style>
    <style:style style:name="co2" style:family="table-column">
      <style:table-column-properties fo:break-before="auto" style:column-width="0.833333333333333in"/>
    </style:style>
    <style:style style:name="co3" style:family="table-column">
      <style:table-column-properties fo:break-before="auto" style:column-width="1.10416666666667in"/>
    </style:style>
    <style:style style:name="co4" style:family="table-column">
      <style:table-column-properties fo:break-before="auto" style:column-width="1.36458333333333in"/>
    </style:style>
    <style:style style:name="co5" style:family="table-column">
      <style:table-column-properties fo:break-before="auto" style:column-width="0.53125in"/>
    </style:style>
    <style:style style:name="co6" style:family="table-column">
      <style:table-column-properties fo:break-before="auto" style:column-width="0.614583333333333in"/>
    </style:style>
    <style:style style:name="ro1" style:family="table-row">
      <style:table-row-properties style:row-height="0.20833333333333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62" style:family="table-cell" style:parent-style-name="Default" style:data-style-name="N164"/>
    <style:style style:name="ce63" style:family="table-cell" style:parent-style-name="Defaul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64" style:family="table-cell" style:parent-style-name="Default"/>
    <style:style style:name="ce65" style:family="table-cell" style:parent-style-name="Default" style:data-style-name="N1"/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7" style:family="text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1F497D" style:text-underline-style="none"/>
    </style:style>
    <style:style style:name="T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1F497D" style:text-underline-style="none"/>
    </style:style>
    <style:style style:name="T9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1F497D" style:text-underline-style="none"/>
    </style:style>
    <style:style style:name="T10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T11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T1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T13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T14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T15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T16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17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T18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T19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T20" style:family="text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21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2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visibility="collapse"/>
        <table:table-column table:style-name="co1" table:default-cell-style-name="ce15" table:number-columns-repeated="250"/>
        <table:table-row table:style-name="ro1">
          <table:table-cell table:style-name="ce63" office:value-type="string">
            <text:p>Postcode</text:p>
          </table:table-cell>
          <table:table-cell table:style-name="ce63" office:value-type="string">
            <text:p>Sales_Rep_ID</text:p>
          </table:table-cell>
          <table:table-cell table:style-name="ce63" office:value-type="string">
            <text:p>Sales_Rep_Name</text:p>
          </table:table-cell>
          <table:table-cell table:style-name="ce63" office:value-type="string">
            <text:p>Year</text:p>
          </table:table-cell>
          <table:table-cell table:style-name="ce63" office:value-type="string">
            <text:p>Value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1</text:p>
          </table:table-cell>
          <table:table-cell office:value-type="float" office:value="456">
            <text:p>456</text:p>
          </table:table-cell>
          <table:table-cell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4219.4973106866">
            <text:p>$84,2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2</text:p>
          </table:table-cell>
          <table:table-cell office:value-type="float" office:value="789">
            <text:p>789</text:p>
          </table:table-cell>
          <table:table-cell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8322.1922678521">
            <text:p>$28,3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8</text:p>
          </table:table-cell>
          <table:table-cell office:value-type="float" office:value="456">
            <text:p>456</text:p>
          </table:table-cell>
          <table:table-cell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1878.9972414417">
            <text:p>$81,87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4491.1421210865">
            <text:p>$44,49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1837.7209591898">
            <text:p>$71,8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4531.5492539702">
            <text:p>$64,53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8962.6398318449">
            <text:p>$58,96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7521.7919642904">
            <text:p>$27,5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7985.1261011549">
            <text:p>$77,98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9546.1233165386">
            <text:p>$49,54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7733.7745996359">
            <text:p>$17,73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1125.9959230564">
            <text:p>$91,12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8112.7647790753">
            <text:p>$48,11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8361.3383908008">
            <text:p>$28,36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0911.554904746">
            <text:p>$50,91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5538.8697409014">
            <text:p>$75,53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6922.3283447292">
            <text:p>$96,9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7838.1750236725">
            <text:p>$57,8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529.74856363333">
            <text:p>$4,53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7761.1193224401">
            <text:p>$27,76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2772.6983778859">
            <text:p>$22,77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8780.1628742858">
            <text:p>$98,78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6043.7023558747">
            <text:p>$66,0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2882.2748388888">
            <text:p>$32,88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5822.406617071">
            <text:p>$75,8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6675.4003908082">
            <text:p>$36,67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5816.7028867888">
            <text:p>$95,81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3627.20041203">
            <text:p>$43,62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3306.1198924075">
            <text:p>$93,3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1321.5319515809">
            <text:p>$71,3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2022.6562234589">
            <text:p>$92,02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0654.8411929806">
            <text:p>$40,65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5517.9796874632">
            <text:p>$95,51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4550.3728174716">
            <text:p>$24,55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5165.6325754149">
            <text:p>$65,16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2575.6826470524">
            <text:p>$52,5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355.60157081391">
            <text:p>$2,35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1444.4182176185">
            <text:p>$11,4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0569.1248561178">
            <text:p>$30,56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3085.2641429018">
            <text:p>$83,08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2490.3282073096">
            <text:p>$82,4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3819.2674938025">
            <text:p>$23,8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0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0571.0922900266">
            <text:p>$60,57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1537.5104157258">
            <text:p>$81,5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1840.4728737022">
            <text:p>$51,84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501.93728603408">
            <text:p>$8,50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1609.5788261935">
            <text:p>$41,61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7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0062.7493542463">
            <text:p>$10,06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7702.153933134">
            <text:p>$87,70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9436.4240983684">
            <text:p>$99,43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8957.4155575739">
            <text:p>$88,95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8845.7996988763">
            <text:p>$18,84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0963.4330891095">
            <text:p>$70,96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5570.8963829613">
            <text:p>$45,57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5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2148.0111265118">
            <text:p>$12,1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0271.6788666074">
            <text:p>$30,27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2744.4642747102">
            <text:p>$62,7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06.360599236721">
            <text:p>$1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0814.6162702556">
            <text:p>$30,81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9093.2326303767">
            <text:p>$89,09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2747.9616231871">
            <text:p>$22,7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396.16540143765">
            <text:p>$8,39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4710.8913038975">
            <text:p>$64,71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5131.0404714956">
            <text:p>$25,13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9000.9855093238">
            <text:p>$79,00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2183.5301165849">
            <text:p>$32,18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2567.4153651125">
            <text:p>$72,56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8507.6128662056">
            <text:p>$18,50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9530.6749822478">
            <text:p>$69,53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3821.5323958406">
            <text:p>$63,8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0225.2515555803">
            <text:p>$80,22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3048.1020916964">
            <text:p>$33,0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6420.784858795">
            <text:p>$36,42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3725.4668597416">
            <text:p>$73,72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0811.2737406556">
            <text:p>$30,81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3404.1760799062">
            <text:p>$33,40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0876.1605448795">
            <text:p>$60,8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7753.5923529457">
            <text:p>$37,75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2852.5928312381">
            <text:p>$22,85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535.12079276914">
            <text:p>$5,53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2456.1587140099">
            <text:p>$42,45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1203.8681790251">
            <text:p>$91,20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037.82807754097">
            <text:p>$3,0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5746.8369656005">
            <text:p>$85,74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1012.6448839886">
            <text:p>$81,01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258.72599797622">
            <text:p>$6,25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5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0519.2459627718">
            <text:p>$80,5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9289.6361326055">
            <text:p>$79,2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9906.0936547395">
            <text:p>$69,9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7233.0455837431">
            <text:p>$57,23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7797.6319784006">
            <text:p>$77,79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2384.026018605">
            <text:p>$42,38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9846.8433226592">
            <text:p>$39,84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6794.3622822936">
            <text:p>$36,79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0189.7345799165">
            <text:p>$10,1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2484.354053693">
            <text:p>$52,48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2962.7275669528">
            <text:p>$12,96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9116.2232385417">
            <text:p>$79,11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6574.3094807417">
            <text:p>$16,57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7554.2270145002">
            <text:p>$27,55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7596.8953790318">
            <text:p>$37,59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9561.9669686426">
            <text:p>$59,56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9035.3985437131">
            <text:p>$59,03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6867.5805464771">
            <text:p>$36,86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839.27166598666">
            <text:p>$1,83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7072.3817159612">
            <text:p>$97,07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6913.6511717435">
            <text:p>$16,91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9052.829708836">
            <text:p>$49,05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9846.8839910058">
            <text:p>$19,84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3781.3673745369">
            <text:p>$33,78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8870.2575533012">
            <text:p>$18,87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8070.838991548">
            <text:p>$68,07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1034.1789482634">
            <text:p>$51,03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4900.6389489529">
            <text:p>$64,90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7447.7365981254">
            <text:p>$47,4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6708.1031969301">
            <text:p>$16,70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3444.1243165033">
            <text:p>$63,4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2105.7402912325">
            <text:p>$62,1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348.40563842213">
            <text:p>$9,3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676.23521243299">
            <text:p>$2,6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2347.6141468593">
            <text:p>$12,3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0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5787.2806521778">
            <text:p>$95,78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8464.9408990107">
            <text:p>$28,46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8357.6437697952">
            <text:p>$28,35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6107.2208575333">
            <text:p>$66,10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9062.2121757833">
            <text:p>$69,06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997.4265715212">
            <text:p>$9,99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3716.2915883493">
            <text:p>$13,71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606.76961437047">
            <text:p>$8,60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1429.9991687444">
            <text:p>$31,43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4718.7383475198">
            <text:p>$74,7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8813.6047187582">
            <text:p>$28,81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1588.8508375282">
            <text:p>$11,58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5791.91374115">
            <text:p>$15,79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2984.2535620714">
            <text:p>$62,98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2902.062255147">
            <text:p>$12,90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8656.9593111051">
            <text:p>$68,65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4106.4830447011">
            <text:p>$44,1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490.69636036842">
            <text:p>$5,49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8419.4499476136">
            <text:p>$78,4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380.46281964126">
            <text:p>$4,38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0422.3849700064">
            <text:p>$70,4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8158.7451697845">
            <text:p>$18,15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1742.6485854727">
            <text:p>$11,74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1934.3938319652">
            <text:p>$11,93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5799.1898662787">
            <text:p>$95,79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6756.0097383753">
            <text:p>$36,75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7446.9909013872">
            <text:p>$47,44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1256.4216279354">
            <text:p>$41,25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7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676.19710615166">
            <text:p>$2,6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4181.7649129224">
            <text:p>$94,18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9807.6178385961">
            <text:p>$49,80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2950.2365711103">
            <text:p>$22,95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4905.6113613005">
            <text:p>$54,9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4908.8594734255">
            <text:p>$14,90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6114.7880844276">
            <text:p>$46,11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1700.654001323">
            <text:p>$81,70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7556.3479913568">
            <text:p>$37,55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5515.9350618521">
            <text:p>$85,51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1843.9097690822">
            <text:p>$31,8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9010.4235218945">
            <text:p>$49,01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9506.3892837425">
            <text:p>$19,5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2691.1901007191">
            <text:p>$42,69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0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8370.0536284329">
            <text:p>$28,37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6093.5708630714">
            <text:p>$26,09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8260.1231615928">
            <text:p>$48,26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5119.0440857367">
            <text:p>$95,1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3020.162934792">
            <text:p>$53,02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0618.6006111335">
            <text:p>$10,6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9382.0615498386">
            <text:p>$59,38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125.80011329706">
            <text:p>$1,12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0301.1915602988">
            <text:p>$40,30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3403.3779062552">
            <text:p>$43,40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4226.012466441">
            <text:p>$74,22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425.11953533873">
            <text:p>$1,42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591.72225225881">
            <text:p>$5,59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5937.3000770834">
            <text:p>$55,93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2638.1445994958">
            <text:p>$12,6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8510.5902428048">
            <text:p>$98,51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3319.1663385981">
            <text:p>$73,3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9482.5862609713">
            <text:p>$59,48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5309.2610943379">
            <text:p>$45,30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1497.7217434384">
            <text:p>$71,49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2218.2535516334">
            <text:p>$32,21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1654.5451615226">
            <text:p>$81,65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4022.9880707409">
            <text:p>$34,02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781.56873050799">
            <text:p>$9,78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6342.987533182">
            <text:p>$96,34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3529.080316838">
            <text:p>$73,52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0268.046465484">
            <text:p>$90,26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1309.6316529661">
            <text:p>$51,31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5922.5086740158">
            <text:p>$45,92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9273.593767348">
            <text:p>$19,27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9796.7778503334">
            <text:p>$89,79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2643.3656351979">
            <text:p>$52,64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9758.9586120667">
            <text:p>$39,75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2466.0941356797">
            <text:p>$82,46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1515.0060979322">
            <text:p>$21,51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6683.5346577058">
            <text:p>$76,68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8008.0118751744">
            <text:p>$18,00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2373.5813499353">
            <text:p>$22,37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9425.0363397183">
            <text:p>$69,42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7308.5087155007">
            <text:p>$47,30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5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4725.7375298247">
            <text:p>$54,72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5361.1408834995">
            <text:p>$35,36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7640.140863689">
            <text:p>$87,64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5989.7275867296">
            <text:p>$95,9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5859.9760340066">
            <text:p>$95,86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0564.3613783846">
            <text:p>$20,56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29.356424835903">
            <text:p>$42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5532.7801278994">
            <text:p>$15,53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5901.2244137539">
            <text:p>$35,90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4434.6860535625">
            <text:p>$54,43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5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3362.604382461">
            <text:p>$33,36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0350.3284022671">
            <text:p>$10,35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9958.5441154539">
            <text:p>$29,95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18.99094378276">
            <text:p>$2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8776.1596131029">
            <text:p>$68,7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3064.3542711363">
            <text:p>$33,06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9721.3151600929">
            <text:p>$89,72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9378.5813184455">
            <text:p>$89,37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4327.6620661136">
            <text:p>$64,32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5194.8568943805">
            <text:p>$25,19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7430.8328803111">
            <text:p>$67,43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6974.9262220881">
            <text:p>$46,97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2117.6468512517">
            <text:p>$92,11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1203.5576361795">
            <text:p>$91,20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5199.7115766715">
            <text:p>$85,20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8626.83222559">
            <text:p>$18,62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5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2173.1177241809">
            <text:p>$52,17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3168.9131469292">
            <text:p>$23,16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2454.7612731365">
            <text:p>$12,45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7956.7828324401">
            <text:p>$87,95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1927.9606066534">
            <text:p>$41,92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2727.5427433407">
            <text:p>$92,72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0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2204.8233603686">
            <text:p>$42,20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6658.7795999004">
            <text:p>$36,65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4478.7404944045">
            <text:p>$34,47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5315.4609363835">
            <text:p>$25,31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3705.8221285515">
            <text:p>$83,7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9743.831149157">
            <text:p>$99,7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3982.4256508026">
            <text:p>$63,98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4375.956105908">
            <text:p>$34,3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4646.9961861913">
            <text:p>$54,64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2273.3472388313">
            <text:p>$62,27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3527.9732228974">
            <text:p>$23,52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3587.7947729503">
            <text:p>$13,58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1934.8283484128">
            <text:p>$31,93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8554.1603031936">
            <text:p>$38,55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5321.6402211029">
            <text:p>$15,32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071.88870574098">
            <text:p>$8,07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6303.463884179">
            <text:p>$56,30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9878.4892085443">
            <text:p>$99,87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0724.0152718371">
            <text:p>$20,72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2536.1604196542">
            <text:p>$42,53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1440.1266981587">
            <text:p>$81,44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4311.5504255155">
            <text:p>$34,31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8998.3716425971">
            <text:p>$58,99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2991.4136478975">
            <text:p>$22,99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7834.7166682544">
            <text:p>$87,83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8606.1435537866">
            <text:p>$68,6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9852.4945367098">
            <text:p>$29,85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2875.7598021253">
            <text:p>$12,8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0142.1017793189">
            <text:p>$90,14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2466.9744971985">
            <text:p>$82,46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6125.3168399485">
            <text:p>$26,12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8199.9339922312">
            <text:p>$98,20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7566.6587740815">
            <text:p>$87,56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1229.6176075415">
            <text:p>$31,23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9937.6301326218">
            <text:p>$79,9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0309.5481594999">
            <text:p>$70,31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5669.7868815247">
            <text:p>$35,67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5019.3576624147">
            <text:p>$95,0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9888.0606745894">
            <text:p>$79,88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6537.4588967579">
            <text:p>$46,53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9285.4222115302">
            <text:p>$69,28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5681.7378289959">
            <text:p>$75,68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9497.3194821956">
            <text:p>$39,49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7992.3225687378">
            <text:p>$27,99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1023.2022051648">
            <text:p>$41,02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3169.8260098106">
            <text:p>$63,17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299.48755696266">
            <text:p>$2,29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0715.2162877294">
            <text:p>$10,71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7557.0859120252">
            <text:p>$17,55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8856.1898679761">
            <text:p>$28,85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5997.7103443014">
            <text:p>$55,99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4227.7036547901">
            <text:p>$34,22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9758.961798386">
            <text:p>$19,75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9865.2115719124">
            <text:p>$99,86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7001.9060664255">
            <text:p>$37,00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6506.4243271002">
            <text:p>$86,50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4203.0651008344">
            <text:p>$64,20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5385.9498904025">
            <text:p>$95,38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3130.2468590194">
            <text:p>$53,13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597.40574401288">
            <text:p>$5,59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6748.6998484034">
            <text:p>$86,74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0783.343761081">
            <text:p>$80,78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5529.8318187818">
            <text:p>$65,53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9271.2160208558">
            <text:p>$29,27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7071.5847507542">
            <text:p>$67,07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3379.3773043865">
            <text:p>$53,37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2579.1971130615">
            <text:p>$62,57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0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4772.9255681893">
            <text:p>$24,77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9129.7732488176">
            <text:p>$19,13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2140.5715811411">
            <text:p>$72,14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67958.1527573605">
            <text:p>$67,95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0643.7186691596">
            <text:p>$60,6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1284.7266184739">
            <text:p>$61,28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1989.482331512">
            <text:p>$91,98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0771.1536100609">
            <text:p>$60,77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26037.6457340147">
            <text:p>$26,0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3474.8141160853">
            <text:p>$13,47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8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2932.2283694952">
            <text:p>$82,93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0689.8394511985">
            <text:p>$40,6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7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6190.4347168374">
            <text:p>$36,1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6688.9560435377">
            <text:p>$46,68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0040.114626924">
            <text:p>$30,04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7249.6754707798">
            <text:p>$57,25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8291.8733745921">
            <text:p>$38,29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0553.5736173954">
            <text:p>$10,55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3270.0847035129">
            <text:p>$73,27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8037.6606333204">
            <text:p>$58,03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2027.3456735095">
            <text:p>$42,02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512.85062106671">
            <text:p>$1,51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32609.6212035591">
            <text:p>$32,61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6079.8937589805">
            <text:p>$16,08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2398.0217211941">
            <text:p>$52,39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6041.2716007505">
            <text:p>$66,04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5504.4403423104">
            <text:p>$45,50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0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5364.5093906905">
            <text:p>$55,36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7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1415.0591917799">
            <text:p>$81,41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9929.4245640857">
            <text:p>$59,92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8057.9670682904">
            <text:p>$48,05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3168.2500567508">
            <text:p>$63,16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8917.0282803923">
            <text:p>$68,91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4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27359.9129205687">
            <text:p>$27,36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8235.4727105248">
            <text:p>$98,23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1708.5022629604">
            <text:p>$31,70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9710.8743087163">
            <text:p>$39,71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4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3977.5343402533">
            <text:p>$73,97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0581.4354957229">
            <text:p>$40,58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20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8857.7793553886">
            <text:p>$58,85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7271.3941304869">
            <text:p>$17,27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7711.32542249801">
            <text:p>$7,71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1815.3586828027">
            <text:p>$11,81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5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55590.7565648292">
            <text:p>$55,59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3495.3984466275">
            <text:p>$83,49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1675.9694979266">
            <text:p>$71,67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2792.283469262">
            <text:p>$42,79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4478.4105517881">
            <text:p>$44,47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51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1534.5552221656">
            <text:p>$71,53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1255.2468378405">
            <text:p>$1,25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1511.8818741475">
            <text:p>$41,51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5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6897.9247317687">
            <text:p>$56,89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5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2323.543617224">
            <text:p>$72,32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0893.0116439393">
            <text:p>$80,89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11247.7946143047">
            <text:p>$11,2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0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9201.6823403329">
            <text:p>$89,20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7880.6331829001">
            <text:p>$37,88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3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7068.0536091963">
            <text:p>$87,06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99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2289.5216073012">
            <text:p>$82,2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5987.1306505572">
            <text:p>$35,98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9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9068.9255978179">
            <text:p>$89,06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3058.6732319339">
            <text:p>$83,05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2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246.10576595272">
            <text:p>$1,24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7862.6874103977">
            <text:p>$57,86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27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0493.8925430891">
            <text:p>$70,49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8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13243.3114922201">
            <text:p>$13,24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5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8484.9756047204">
            <text:p>$88,48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82687.1223455347">
            <text:p>$82,687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158.19131928419">
            <text:p>$3,15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6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5338.7023116972">
            <text:p>$55,33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1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43355.9232354888">
            <text:p>$43,35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87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9482.6597073668">
            <text:p>$9,48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24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43002.1634717224">
            <text:p>$43,00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2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24077.8187865124">
            <text:p>$24,07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09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45718.9595032793">
            <text:p>$45,719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0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51693.3607174824">
            <text:p>$51,69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6864.3068679933">
            <text:p>$66,86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4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54682.8688313787">
            <text:p>$54,683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6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881.774381402523">
            <text:p>$882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3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76990.3658013604">
            <text:p>$76,99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72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35366.4901436994">
            <text:p>$35,366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6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93341.1644873984">
            <text:p>$93,341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18</text:p>
          </table:table-cell>
          <table:table-cell table:style-name="ce64" office:value-type="float" office:value="789">
            <text:p>789</text:p>
          </table:table-cell>
          <table:table-cell table:style-name="ce64" office:value-type="string">
            <text:p>Ashish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97167.7845065577">
            <text:p>$97,16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64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88884.5352168193">
            <text:p>$88,885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93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79440.2908125608">
            <text:p>$79,440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031</text:p>
          </table:table-cell>
          <table:table-cell table:style-name="ce64" office:value-type="float" office:value="123">
            <text:p>123</text:p>
          </table:table-cell>
          <table:table-cell table:style-name="ce64" office:value-type="string">
            <text:p>John</text:p>
          </table:table-cell>
          <table:table-cell table:style-name="ce64" office:value-type="float" office:value="2011">
            <text:p>2011</text:p>
          </table:table-cell>
          <table:table-cell table:style-name="ce62" office:value-type="float" office:value="65643.6894536561">
            <text:p>$65,644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30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2">
            <text:p>2012</text:p>
          </table:table-cell>
          <table:table-cell table:style-name="ce62" office:value-type="float" office:value="66247.874868721">
            <text:p>$66,248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2116</text:p>
          </table:table-cell>
          <table:table-cell table:style-name="ce64" office:value-type="float" office:value="456">
            <text:p>456</text:p>
          </table:table-cell>
          <table:table-cell table:style-name="ce64" office:value-type="string">
            <text:p>Jane</text:p>
          </table:table-cell>
          <table:table-cell table:style-name="ce64" office:value-type="float" office:value="2013">
            <text:p>2013</text:p>
          </table:table-cell>
          <table:table-cell table:style-name="ce62" office:value-type="float" office:value="3195.69905449765">
            <text:p>$3,196</text:p>
          </table:table-cell>
          <table:table-cell table:number-columns-repeated="250"/>
        </table:table-row>
      </table:table>
      <table:named-expressions>
        <table:named-expression table:name="Excel_BuiltIn__FilterDatabase_1" table:base-cell-address="$Sheet1.$A$1" table:expression="[Sheet1.$A$1:.$E$391]"/>
        <table:named-expression table:name="SalesData" table:base-cell-address="$Sheet1.$A$1" table:expression="[Sheet1.$A$1:.$E$391]"/>
      </table:named-expressions>
      <table:database-ranges>
        <table:database-range table:target-range-address="Sheet1.A1:Sheet1.E39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(</number:text>
      <number:number number:decimal-places="0" number:min-integer-digits="1" number:grouping="true"/>
      <number:text>)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42P2" style:volatile="true">
      <number:text> </number:text>
      <number:text>$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(</number:text>
      <number:number number:min-integer-digits="1" number:grouping="true" number:decimal-places="2"/>
      <number:text>)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44P2" style:volatile="true">
      <number:text> </number:text>
      <number:text>$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text>$</number:text>
      <number:number number:decimal-places="0" number:min-integer-digits="1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style:style style:name="Title" style:family="table-cell">
      <style:text-properties style:font-name="Cambria" style:font-name-asian="Cambria" fo:font-weight="bold" style:font-weight-asian="bold" style:font-weight-complex="bold" fo:font-style="normal" style:font-style-asian="normal" style:font-style-complex="normal" style:text-line-through-style="none" fo:font-size="18pt" style:font-size-asian="18pt" style:font-size-complex="18pt" fo:color="#1F497D" style:text-underline-style="none"/>
    </style:style>
    <style:style style:name="Heading 1" style:family="table-cell">
      <style:table-cell-properties fo:border-bottom="4.0pt solid #4F81B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5pt" style:font-size-asian="15pt" style:font-size-complex="15pt" fo:color="#1F497D" style:text-underline-style="none"/>
    </style:style>
    <style:style style:name="Heading 2" style:family="table-cell">
      <style:table-cell-properties fo:border-bottom="4.0pt solid #A7C0DE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3pt" style:font-size-asian="13pt" style:font-size-complex="13pt" fo:color="#1F497D" style:text-underline-style="none"/>
    </style:style>
    <style:style style:name="Heading 3" style:family="table-cell">
      <style:table-cell-properties fo:border-bottom="2.5pt solid #95B3D7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Heading 4" style:family="table-cell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1F497D" style:text-underline-style="none"/>
    </style:style>
    <style:style style:name="Good" style:family="table-cell">
      <style:table-cell-properties fo:background-color="#C6EFC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6100" style:text-underline-style="none"/>
    </style:style>
    <style:style style:name="Bad" style:family="table-cell">
      <style:table-cell-properties fo:background-color="#FFC7C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0006" style:text-underline-style="none"/>
    </style:style>
    <style:style style:name="Neutral" style:family="table-cell">
      <style:table-cell-properties fo:background-color="#FFEB9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9C6500" style:text-underline-style="none"/>
    </style:style>
    <style:style style:name="Input" style:family="table-cell">
      <style:table-cell-properties fo:border-left="1.0pt solid #7F7F7F" fo:border-right="1.0pt solid #7F7F7F" fo:border-top="1.0pt solid #7F7F7F" fo:border-bottom="1.0pt solid #7F7F7F" fo:background-color="#FFCC9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3F3F76" style:text-underline-style="none"/>
    </style:style>
    <style:style style:name="Output" style:family="table-cell">
      <style:table-cell-properties fo:border-left="1.0pt solid #3F3F3F" fo:border-right="1.0pt solid #3F3F3F" fo:border-top="1.0pt solid #3F3F3F" fo:border-bottom="1.0pt solid #3F3F3F" fo:background-color="#F2F2F2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3F3F3F" style:text-underline-style="none"/>
    </style:style>
    <style:style style:name="Calculation" style:family="table-cell">
      <style:table-cell-properties fo:border-left="1.0pt solid #7F7F7F" fo:border-right="1.0pt solid #7F7F7F" fo:border-top="1.0pt solid #7F7F7F" fo:border-bottom="1.0pt solid #7F7F7F" fo:background-color="#F2F2F2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Linked Cell" style:family="table-cell">
      <style:table-cell-properties fo:border-bottom="3.0pt double #FF8001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A7D00" style:text-underline-style="none"/>
    </style:style>
    <style:style style:name="Check Cell" style:family="table-cell">
      <style:table-cell-properties fo:border-left="3.0pt double #3F3F3F" fo:border-right="3.0pt double #3F3F3F" fo:border-top="3.0pt double #3F3F3F" fo:border-bottom="3.0pt double #3F3F3F" fo:background-color="#A5A5A5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Warning Text" style:family="table-cell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0000" style:text-underline-style="none"/>
    </style:style>
    <style:style style:name="Note" style:family="table-cell">
      <style:table-cell-properties fo:border-left="1.0pt solid #B2B2B2" fo:border-right="1.0pt solid #B2B2B2" fo:border-top="1.0pt solid #B2B2B2" fo:border-bottom="1.0pt solid #B2B2B2" fo:background-color="#FFFFCC"/>
    </style:style>
    <style:style style:name="Explanatory Text" style:family="table-cell">
      <style:text-properties style:font-name="Calibri" style:font-name-asian="Calibri" fo:font-weight="normal" style:font-weight-asian="normal" style:font-weight-complex="normal" fo:font-style="italic" style:font-style-asian="italic" style:font-style-complex="italic" style:text-line-through-style="none" fo:font-size="11pt" style:font-size-asian="11pt" style:font-size-complex="11pt" fo:color="#7F7F7F" style:text-underline-style="none"/>
    </style:style>
    <style:style style:name="Total" style:family="table-cell">
      <style:table-cell-properties fo:border-top="1.0pt solid #4F81BD" fo:border-bottom="3.0pt double #4F81BD"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Accent1" style:family="table-cell">
      <style:table-cell-properties fo:background-color="#4F81B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1" style:family="table-cell">
      <style:table-cell-properties fo:background-color="#DCE6F2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1" style:family="table-cell">
      <style:table-cell-properties fo:background-color="#B9CDE5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1" style:family="table-cell">
      <style:table-cell-properties fo:background-color="#95B3D7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2" style:family="table-cell">
      <style:table-cell-properties fo:background-color="#C0504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2" style:family="table-cell">
      <style:table-cell-properties fo:background-color="#F2DCDB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2" style:family="table-cell">
      <style:table-cell-properties fo:background-color="#E6B9B8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2" style:family="table-cell">
      <style:table-cell-properties fo:background-color="#D9969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3" style:family="table-cell">
      <style:table-cell-properties fo:background-color="#9BBB59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3" style:family="table-cell">
      <style:table-cell-properties fo:background-color="#EBF1DE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3" style:family="table-cell">
      <style:table-cell-properties fo:background-color="#D7E4B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3" style:family="table-cell">
      <style:table-cell-properties fo:background-color="#C3D69B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4" style:family="table-cell">
      <style:table-cell-properties fo:background-color="#8064A2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4" style:family="table-cell">
      <style:table-cell-properties fo:background-color="#E6E0EC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4" style:family="table-cell">
      <style:table-cell-properties fo:background-color="#CCC1DA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4" style:family="table-cell">
      <style:table-cell-properties fo:background-color="#B3A2C7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5" style:family="table-cell">
      <style:table-cell-properties fo:background-color="#4BACC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5" style:family="table-cell">
      <style:table-cell-properties fo:background-color="#DBEEF4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5" style:family="table-cell">
      <style:table-cell-properties fo:background-color="#B7DEE8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5" style:family="table-cell">
      <style:table-cell-properties fo:background-color="#93CDDD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Accent6" style:family="table-cell">
      <style:table-cell-properties fo:background-color="#F79646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20% - Accent6" style:family="table-cell">
      <style:table-cell-properties fo:background-color="#FDEADA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40% - Accent6" style:family="table-cell">
      <style:table-cell-properties fo:background-color="#FCD5B5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60% - Accent6" style:family="table-cell">
      <style:table-cell-properties fo:background-color="#FAC090"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Zamzar</meta:generator>
    <meta:initial-creator>si005de</meta:initial-creator>
    <meta:creation-date>2013-05-23T07:22:01Z</meta:creation-date>
    <dc:date>2013-05-23T22:28:11Z</dc:date>
  </office:meta>
</office:document-meta>
</file>